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3.461cm" svg:height="0.963cm" svg:x="4.2cm" svg:y="5.7cm">
          <draw:text-box>
            <text:p>Thumbnai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irik Nilsen</meta:initial-creator>
    <meta:creation-date>2022-09-19T13:19:23.65</meta:creation-date>
    <dc:date>2022-09-19T13:19:53.01</dc:date>
    <dc:creator>Eirik Nilsen</dc:creator>
    <meta:editing-duration>PT29S</meta:editing-duration>
    <meta:editing-cycles>1</meta:editing-cycles>
    <meta:document-statistic meta:object-count="1"/>
    <meta:generator>OpenOffice/4.1.11$Win32 OpenOffice.org_project/4111m1$Build-9808</meta:generator>
  </office:meta>
</office:document-meta>
</file>